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0000" draw:fill-gradient-name="Gradient_20_1" draw:fill-hatch-name="Black_20_0_20_Degrees" draw:fill-image-name="Empty" draw:textarea-horizontal-align="justify" draw:textarea-vertical-align="middle" draw:auto-grow-height="false" draw:shadow-offset-x="0.305cm" draw:shadow-offset-y="0.30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1.468cm" svg:height="1.272cm" svg:x="4.567cm" svg:y="4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468cm" svg:height="1.272cm" svg:x="7.067cm" svg:y="4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1.468cm" svg:height="1.272cm" svg:x="9.667cm" svg:y="4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468cm" svg:height="1.272cm" svg:x="12.167cm" svg:y="4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468cm" svg:height="1.272cm" svg:x="14.867cm" svg:y="4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72cm" svg:height="0.568cm" svg:x="10.016cm" svg:y="4.81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073cm" svg:height="0.568cm" svg:x="7.316cm" svg:y="4.81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1.081cm" svg:height="0.568cm" svg:x="4.816cm" svg:y="4.81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1.073cm" svg:height="0.568cm" svg:x="12.416cm" svg:y="4.81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1.073cm" svg:height="0.568cm" svg:x="15.116cm" svg:y="4.81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onnector draw:style-name="gr3" draw:text-style-name="P1" draw:layer="layout" draw:type="curve" svg:x1="9.881cm" svg:y1="4.607cm" svg:x2="10.919cm" svg:y2="4.607cm" draw:start-shape="id1" draw:start-glue-point="5" draw:end-shape="id1" draw:end-glue-point="11" svg:d="m9881 4607c0-1029 1038-1029 1038 0">
          <text:p/>
        </draw:connector>
        <draw:connector draw:style-name="gr3" draw:text-style-name="P1" draw:layer="layout" draw:type="curve" svg:x1="9.881cm" svg:y1="4.607cm" svg:x2="7.801cm" svg:y2="4.422cm" draw:start-shape="id1" draw:start-glue-point="5" draw:end-shape="id2" svg:d="m9881 4607c0-1029-2080-936-2080-185">
          <text:p/>
        </draw:connector>
        <draw:connector draw:style-name="gr3" draw:text-style-name="P1" draw:layer="layout" draw:type="curve" draw:line-skew="-0.27cm" svg:x1="9.881cm" svg:y1="4.607cm" svg:x2="5.301cm" svg:y2="4.422cm" draw:start-shape="id1" draw:start-glue-point="5" draw:end-shape="id3" svg:d="m9881 4607c0-1434-4580-1341-4580-185">
          <text:p/>
        </draw:connector>
        <draw:connector draw:style-name="gr3" draw:text-style-name="P1" draw:layer="layout" draw:type="curve" draw:line-skew="-0.519cm" svg:x1="9.881cm" svg:y1="4.607cm" svg:x2="2.934cm" svg:y2="4.414cm" draw:start-shape="id1" draw:start-glue-point="5" svg:d="m9881 4607c0-1807-6947-1711-6947-193">
          <text:p/>
        </draw:connector>
        <draw:connector draw:style-name="gr3" draw:text-style-name="P1" draw:layer="layout" draw:type="curve" svg:x1="10.919cm" svg:y1="4.607cm" svg:x2="12.901cm" svg:y2="4.422cm" draw:start-shape="id1" draw:start-glue-point="11" draw:end-shape="id4" svg:d="m10919 4607c0-1029 1982-936 1982-185">
          <text:p/>
        </draw:connector>
        <draw:connector draw:style-name="gr3" draw:text-style-name="P1" draw:layer="layout" draw:type="curve" draw:line-skew="-0.344cm" svg:x1="10.919cm" svg:y1="4.607cm" svg:x2="15.6cm" svg:y2="4.422cm" draw:start-shape="id1" draw:start-glue-point="11" draw:end-shape="id5" draw:end-glue-point="4" svg:d="m10919 4607c0-1545 4681-1452 4681-185">
          <text:p/>
        </draw:connector>
        <draw:connector draw:style-name="gr3" draw:text-style-name="P1" draw:layer="layout" draw:type="curve" draw:line-skew="-0.567cm" svg:x1="10.919cm" svg:y1="4.607cm" svg:x2="17.901cm" svg:y2="4.422cm" draw:start-shape="id1" draw:start-glue-point="11" svg:d="m10919 4607c0-1879 6982-1787 6982-185">
          <text:p/>
        </draw:connector>
        <draw:frame draw:style-name="gr2" draw:layer="layout" svg:width="0.802cm" svg:height="0.469cm" svg:x="9.916cm" svg:y="3.273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1.225cm" svg:height="0.469cm" svg:x="6.616cm" svg:y="3.773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1.619cm" svg:height="0.469cm" svg:x="3.816cm" svg:y="3.773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1.387cm" svg:height="0.469cm" svg:x="12.816cm" svg:y="3.77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1.781cm" svg:height="0.469cm" svg:x="15.516cm" svg:y="3.77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2.127cm" svg:height="0.558cm" svg:x="9.435cm" svg:y="17.567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1.052cm" svg:height="0.469cm" svg:x="9.851cm" svg:y="2.2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052cm" svg:height="0.469cm" svg:x="12.351cm" svg:y="2.28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.052cm" svg:height="0.469cm" svg:x="15.051cm" svg:y="2.28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835cm" svg:height="0.469cm" svg:x="17.151cm" svg:y="2.2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1.052cm" svg:height="0.469cm" svg:x="7.251cm" svg:y="2.28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1.052cm" svg:height="0.469cm" svg:x="4.851cm" svg:y="2.28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.835cm" svg:height="0.469cm" svg:x="1.951cm" svg:y="2.2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1" draw:layer="layout" svg:width="0.247cm" svg:height="0.197cm" svg:x="3.169cm" svg:y="4.93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0.247cm" svg:height="0.197cm" svg:x="2.77cm" svg:y="4.9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0.247cm" svg:height="0.197cm" svg:x="2.371cm" svg:y="4.94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0.247cm" svg:height="0.197cm" svg:x="18.27cm" svg:y="4.9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0.247cm" svg:height="0.197cm" svg:x="17.871cm" svg:y="4.94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0.247cm" svg:height="0.197cm" svg:x="17.472cm" svg:y="4.94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1T23:39:40</meta:creation-date>
    <dc:date>2009-08-02T14:47:25</dc:date>
    <meta:editing-duration>PT02H22M30S</meta:editing-duration>
    <meta:editing-cycles>13</meta:editing-cycles>
    <meta:generator>OpenOffice.org/3.1$Linux OpenOffice.org_project/310m11$Build-9399</meta:generator>
    <meta:document-statistic meta:object-count="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n>0</math:mn>
    </math:mrow>
    <math:annotation math:encoding="StarMath 5.0">d = 0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P</math:mi>
      <math:msub>
        <math:mi>L</math:mi>
        <math:mi>i</math:mi>
      </math:msub>
    </math:msub>
    <math:annotation math:encoding="StarMath 5.0">P_{L_i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P</math:mi>
      <math:mrow>
        <math:msub>
          <math:mi>L</math:mi>
          <math:mi>i</math:mi>
        </math:msub>
        <math:mo math:stretchy="false">−</math:mo>
        <math:mn>1</math:mn>
      </math:mrow>
    </math:msub>
    <math:annotation math:encoding="StarMath 5.0">P_{L_i - 1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P</math:mi>
      <math:mrow>
        <math:msub>
          <math:mi>L</math:mi>
          <math:mi>i</math:mi>
        </math:msub>
        <math:mo math:stretchy="false">−</math:mo>
        <math:mn>2</math:mn>
      </math:mrow>
    </math:msub>
    <math:annotation math:encoding="StarMath 5.0">P_{L_i - 2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P</math:mi>
      <math:mrow>
        <math:msub>
          <math:mi>L</math:mi>
          <math:mi>i</math:mi>
        </math:msub>
        <math:mo math:stretchy="false">+</math:mo>
        <math:mn>1</math:mn>
      </math:mrow>
    </math:msub>
    <math:annotation math:encoding="StarMath 5.0">P_{L_i + 1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n>1</math:mn>
    </math:mrow>
    <math:annotation math:encoding="StarMath 5.0">d = 1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P</math:mi>
      <math:mrow>
        <math:msub>
          <math:mi>L</math:mi>
          <math:mi>i</math:mi>
        </math:msub>
        <math:mo math:stretchy="false">+</math:mo>
        <math:mn>2</math:mn>
      </math:mrow>
    </math:msub>
    <math:annotation math:encoding="StarMath 5.0">P_{L_i + 2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n>2M</math:mn>
    <math:annotation math:encoding="StarMath 5.0">2M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−</math:mo>
      <math:mn>1</math:mn>
    </math:mrow>
    <math:annotation math:encoding="StarMath 5.0">M - 1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o math:stretchy="false">−</math:mo>
        <math:mn>2</math:mn>
      </math:mrow>
      <math:mtext>|</math:mtext>
      <math:mn>0</math:mn>
    </math:mrow>
    <math:annotation math:encoding="StarMath 5.0">M - 2 "|" 0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n>2M</math:mn>
      <math:mo math:stretchy="false">−</math:mo>
      <math:mn>1</math:mn>
    </math:mrow>
    <math:annotation math:encoding="StarMath 5.0">2M - 1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n>2M</math:mn>
        <math:mo math:stretchy="false">−</math:mo>
        <math:mn>2</math:mn>
      </math:mrow>
      <math:mtext>|</math:mtext>
      <math:mn>0</math:mn>
    </math:mrow>
    <math:annotation math:encoding="StarMath 5.0">2M - 2 "|"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n>2</math:mn>
    </math:mrow>
    <math:annotation math:encoding="StarMath 5.0">d = 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=</math:mo>
        <math:mn>3,4,.</math:mn>
      </math:mrow>
      <math:mn>..</math:mn>
    </math:mrow>
    <math:annotation math:encoding="StarMath 5.0">d = 3,4,...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n>1</math:mn>
    </math:mrow>
    <math:annotation math:encoding="StarMath 5.0">d = 1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i math:fontstyle="italic">ST</math:mi>
      <math:mo math:stretchy="false">=</math:mo>
      <math:mfenced math:open="[" math:close="]">
        <math:mtable>
          <math:mtr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ST = left [ matrix{0 # 0 }  right ]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n>2</math:mn>
    </math:mrow>
    <math:annotation math:encoding="StarMath 5.0">d = 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=</math:mo>
        <math:mn>3,4,.</math:mn>
      </math:mrow>
      <math:mn>..</math:mn>
    </math:mrow>
    <math:annotation math:encoding="StarMath 5.0">d = 3,4,...</math:annotation>
  </math:semantics>
</math:math>
</file>